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1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fo:background-color="#ff3333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ff3333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ackground-color="#ff00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gr1" style:family="graphic">
      <style:graphic-properties draw:ole-draw-aspect="1"/>
    </style:style>
  </office:automatic-styles>
  <office:body>
    <office:spreadsheet>
      <table:table table:name="Assignment 4" table:style-name="ta1" table:print="false">
        <table:table-column table:style-name="co1" table:default-cell-style-name="ce3"/>
        <table:table-column table:style-name="co1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erformance of the best pruned tree given data set divided according to fraction below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raction</text:p>
          </table:table-cell>
          <table:table-cell table:style-name="ce5" office:value-type="string">
            <text:p>Monk1</text:p>
          </table:table-cell>
          <table:table-cell table:style-name="ce6" office:value-type="string">
            <text:p>Monk2</text:p>
          </table:table-cell>
          <table:table-cell table:style-name="ce6" office:value-type="string">
            <text:p>Monk3</text:p>
          </table:table-cell>
          <table:table-cell table:style-name="ce7" office:value-type="string">
            <text:p>Monk1 – Benchmark</text:p>
          </table:table-cell>
          <table:table-cell table:style-name="ce7" office:value-type="string">
            <text:p>Monk2 – Benchmark</text:p>
          </table:table-cell>
          <table:table-cell table:style-name="ce7" office:value-type="string">
            <text:p>Monk3 – Benchmark</text:p>
          </table:table-cell>
          <table:table-cell table:style-name="ce8" table:number-columns-repeated="1017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7962962">
            <text:p>0,7963</text:p>
          </table:table-cell>
          <table:table-cell office:value-type="float" office:value="0.662037">
            <text:p>0,6620</text:p>
          </table:table-cell>
          <table:table-cell office:value-type="float" office:value="0.805555">
            <text:p>0,8056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777777777">
            <text:p>0,7778</text:p>
          </table:table-cell>
          <table:table-cell office:value-type="float" office:value="0.6296296">
            <text:p>0,6296</text:p>
          </table:table-cell>
          <table:table-cell office:value-type="float" office:value="0.9027777">
            <text:p>0,9028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33333333333">
            <text:p>0,8333</text:p>
          </table:table-cell>
          <table:table-cell office:value-type="float" office:value="0.6504626">
            <text:p>0,6505</text:p>
          </table:table-cell>
          <table:table-cell office:value-type="float" office:value="0.9537037">
            <text:p>0,9537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86111111111">
            <text:p>0,8611</text:p>
          </table:table-cell>
          <table:table-cell office:value-type="float" office:value="0.6388888">
            <text:p>0,6389</text:p>
          </table:table-cell>
          <table:table-cell office:value-type="float" office:value="0.9537037">
            <text:p>0,9537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8518518">
            <text:p>0,8519</text:p>
          </table:table-cell>
          <table:table-cell office:value-type="float" office:value="0.67129262">
            <text:p>0,6713</text:p>
          </table:table-cell>
          <table:table-cell office:value-type="float" office:value="0.9583333">
            <text:p>0,9583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8287037">
            <text:p>0,8287</text:p>
          </table:table-cell>
          <table:table-cell office:value-type="float" office:value="0.66666666">
            <text:p>0,6667</text:p>
          </table:table-cell>
          <table:table-cell office:value-type="float" office:value="0.9259259">
            <text:p>0,9259</text:p>
          </table:table-cell>
          <table:table-cell office:value-type="float" office:value="0.8287037">
            <text:p>0,8287037</text:p>
          </table:table-cell>
          <table:table-cell office:value-type="float" office:value="0.6921296">
            <text:p>0,6921296</text:p>
          </table:table-cell>
          <table:table-cell office:value-type="float" office:value="0.9444444">
            <text:p>0,9444444</text:p>
          </table:table-cell>
          <table:table-cell table:number-columns-repeated="1017"/>
        </table:table-row>
        <table:table-row table:style-name="ro1">
          <table:table-cell>
            <draw:frame table:end-cell-address="'Assignment 4'.H30" table:end-x="0.329cm" table:end-y="0.426cm" draw:z-index="0" draw:style-name="gr1" svg:width="15.729cm" svg:height="8.984cm" svg:x="0.138cm" svg:y="0.373cm">
              <draw:object draw:notify-on-update-of-ranges="'Assignment 4'.A3:'Assignment 4'.A8 'Assignment 4'.B2:'Assignment 4'.B2 'Assignment 4'.B3:'Assignment 4'.B8 'Assignment 4'.C2:'Assignment 4'.C2 'Assignment 4'.C3:'Assignment 4'.C8 'Assignment 4'.D2:'Assignment 4'.D2 'Assignment 4'.D3:'Assignment 4'.D8"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'Assignment 4'.H30" table:end-x="0.291cm" table:end-y="0.17cm" draw:z-index="1" draw:style-name="gr1" svg:width="15.729cm" svg:height="8.999cm" svg:x="0.1cm" svg:y="0.102cm">
              <draw:object draw:notify-on-update-of-ranges="'Assignment 4'.A2:'Assignment 4'.A2 'Assignment 4'.A3:'Assignment 4'.A8 'Assignment 4'.B2:'Assignment 4'.B2 'Assignment 4'.B3:'Assignment 4'.B8 'Assignment 4'.C2:'Assignment 4'.C2 'Assignment 4'.C3:'Assignment 4'.C8 'Assignment 4'.D2:'Assignment 4'.D2 'Assignment 4'.D3:'Assignment 4'.D8 'Assignment 4'.E2:'Assignment 4'.E2 'Assignment 4'.E3:'Assignment 4'.E8 'Assignment 4'.F2:'Assignment 4'.F2 'Assignment 4'.F3:'Assignment 4'.F8 'Assignment 4'.G2:'Assignment 4'.G2 'Assignment 4'.G3:'Assignment 4'.G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-09-15</text:date>, <text:time>11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kim Carselind</meta:initial-creator>
    <meta:creation-date>2011-09-15T07:45:36</meta:creation-date>
    <dc:date>2011-09-15T11:22:53</dc:date>
    <dc:creator>Joakim Carselind</dc:creator>
    <meta:editing-duration>PT1H21M19S</meta:editing-duration>
    <meta:editing-cycles>4</meta:editing-cycles>
    <meta:generator>OpenOffice.org/3.3$Linux OpenOffice.org_project/330m20$Build-9567</meta:generator>
    <meta:printed-by>Joakim Carselind</meta:printed-by>
    <meta:print-date>2011-09-15T11:22:36</meta:print-date>
    <meta:document-statistic meta:table-count="2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minimum="0.6" chart:maximum="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cm" svg:height="8.985cm" xlink:href=".." xlink:type="simple" chart:class="chart:line" chart:style-name="ch1">
        <chart:legend chart:legend-position="bottom" svg:x="5.488cm" svg:y="8.21cm" chart:style-name="ch2"/>
        <chart:plot-area chart:style-name="ch3" table:cell-range-address="'Assignment 4'.A2:'Assignment 4'.D8" chart:data-source-has-labels="both" svg:x="1.325cm" svg:y="0.851cm" svg:width="13.777cm" svg:height="6.199cm">
          <chartooo:coordinate-region svg:x="2.608cm" svg:y="1.05cm" svg:width="12.254cm" svg:height="5.353cm"/>
          <chart:axis chart:dimension="x" chart:name="primary-x" chart:style-name="ch4">
            <chart:title svg:x="7.574cm" svg:y="7.229cm" chart:style-name="ch5">
              <text:p>Division</text:p>
            </chart:title>
            <chart:categories table:cell-range-address="'Assignment 4'.A3:'Assignment 4'.A8"/>
          </chart:axis>
          <chart:axis chart:dimension="y" chart:name="primary-y" chart:style-name="ch6">
            <chart:title svg:x="0.451cm" svg:y="4.933cm" chart:style-name="ch7">
              <text:p>Performance</text:p>
            </chart:title>
            <chart:grid chart:style-name="ch8" chart:class="major"/>
          </chart:axis>
          <chart:series chart:style-name="ch9" chart:values-cell-range-address="'Assignment 4'.B3:'Assignment 4'.B8" chart:label-cell-address="'Assignment 4'.B2:'Assignment 4'.B2" chart:class="chart:line">
            <chart:data-point chart:repeated="6"/>
          </chart:series>
          <chart:series chart:style-name="ch10" chart:values-cell-range-address="'Assignment 4'.C3:'Assignment 4'.C8" chart:label-cell-address="'Assignment 4'.C2:'Assignment 4'.C2" chart:class="chart:line">
            <chart:data-point chart:repeated="6"/>
          </chart:series>
          <chart:series chart:style-name="ch11" chart:values-cell-range-address="'Assignment 4'.D3:'Assignment 4'.D8" chart:label-cell-address="'Assignment 4'.D2:'Assignment 4'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k1</text:p>
                <draw:g>
                  <svg:desc>'Assignment 4'.B2:'Assignment 4'.B2</svg:desc>
                </draw:g>
              </table:table-cell>
              <table:table-cell office:value-type="string">
                <text:p>Monk2</text:p>
                <draw:g>
                  <svg:desc>'Assignment 4'.C2:'Assignment 4'.C2</svg:desc>
                </draw:g>
              </table:table-cell>
              <table:table-cell office:value-type="string">
                <text:p>Monk3</text:p>
                <draw:g>
                  <svg:desc>'Assignment 4'.D2:'Assignment 4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</text:p>
                <draw:g>
                  <svg:desc>'Assignment 4'.A3:'Assignment 4'.A8</svg:desc>
                </draw:g>
              </table:table-cell>
              <table:table-cell office:value-type="float" office:value="0.7962962">
                <text:p>0.7962962</text:p>
                <draw:g>
                  <svg:desc>'Assignment 4'.B3:'Assignment 4'.B8</svg:desc>
                </draw:g>
              </table:table-cell>
              <table:table-cell office:value-type="float" office:value="0.662037">
                <text:p>0.662037</text:p>
                <draw:g>
                  <svg:desc>'Assignment 4'.C3:'Assignment 4'.C8</svg:desc>
                </draw:g>
              </table:table-cell>
              <table:table-cell office:value-type="float" office:value="0.805555">
                <text:p>0.805555</text:p>
                <draw:g>
                  <svg:desc>'Assignment 4'.D3:'Assignment 4'.D8</svg:desc>
                </draw:g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777777777">
                <text:p>0.777777777</text:p>
              </table:table-cell>
              <table:table-cell office:value-type="float" office:value="0.6296296">
                <text:p>0.6296296</text:p>
              </table:table-cell>
              <table:table-cell office:value-type="float" office:value="0.9027777">
                <text:p>0.902777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6504626">
                <text:p>0.6504626</text:p>
              </table:table-cell>
              <table:table-cell office:value-type="float" office:value="0.9537037">
                <text:p>0.953703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86111111111">
                <text:p>0.86111111111</text:p>
              </table:table-cell>
              <table:table-cell office:value-type="float" office:value="0.6388888">
                <text:p>0.6388888</text:p>
              </table:table-cell>
              <table:table-cell office:value-type="float" office:value="0.9537037">
                <text:p>0.953703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8518518">
                <text:p>0.8518518</text:p>
              </table:table-cell>
              <table:table-cell office:value-type="float" office:value="0.67129262">
                <text:p>0.67129262</text:p>
              </table:table-cell>
              <table:table-cell office:value-type="float" office:value="0.9583333">
                <text:p>0.958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6666666">
                <text:p>0.66666666</text:p>
              </table:table-cell>
              <table:table-cell office:value-type="float" office:value="0.9259259">
                <text:p>0.9259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3cm" svg:height="9cm" xlink:href=".." xlink:type="simple" chart:class="chart:line" chart:style-name="ch1">
        <chart:legend chart:legend-position="bottom" svg:x="2.488cm" svg:y="7.48cm" chart:style-name="ch2"/>
        <chart:plot-area chart:style-name="ch3" table:cell-range-address="'Assignment 4'.A2:'Assignment 4'.G8" chart:data-source-has-labels="both" svg:x="1.325cm" svg:y="0.855cm" svg:width="13.777cm" svg:height="5.759cm">
          <chartooo:coordinate-region svg:x="2.237cm" svg:y="1.054cm" svg:width="12.625cm" svg:height="4.913cm"/>
          <chart:axis chart:dimension="x" chart:name="primary-x" chart:style-name="ch4">
            <chart:title svg:x="7.494cm" svg:y="6.794cm" chart:style-name="ch5">
              <text:p>Fractions</text:p>
            </chart:title>
            <chart:categories table:cell-range-address="'Assignment 4'.A3:'Assignment 4'.A8"/>
          </chart:axis>
          <chart:axis chart:dimension="y" chart:name="primary-y" chart:style-name="ch6">
            <chart:title svg:x="0.451cm" svg:y="4.717cm" chart:style-name="ch7">
              <text:p>Performance</text:p>
            </chart:title>
            <chart:grid chart:style-name="ch8" chart:class="major"/>
          </chart:axis>
          <chart:series chart:style-name="ch9" chart:values-cell-range-address="'Assignment 4'.B3:'Assignment 4'.B8" chart:label-cell-address="'Assignment 4'.B2:'Assignment 4'.B2" chart:class="chart:line">
            <chart:data-point chart:repeated="6"/>
          </chart:series>
          <chart:series chart:style-name="ch10" chart:values-cell-range-address="'Assignment 4'.C3:'Assignment 4'.C8" chart:label-cell-address="'Assignment 4'.C2:'Assignment 4'.C2" chart:class="chart:line">
            <chart:data-point chart:repeated="6"/>
          </chart:series>
          <chart:series chart:style-name="ch11" chart:values-cell-range-address="'Assignment 4'.D3:'Assignment 4'.D8" chart:label-cell-address="'Assignment 4'.D2:'Assignment 4'.D2" chart:class="chart:line">
            <chart:data-point chart:repeated="6"/>
          </chart:series>
          <chart:series chart:style-name="ch12" chart:values-cell-range-address="'Assignment 4'.E3:'Assignment 4'.E8" chart:label-cell-address="'Assignment 4'.E2:'Assignment 4'.E2" chart:class="chart:line">
            <chart:data-point chart:repeated="6"/>
          </chart:series>
          <chart:series chart:style-name="ch13" chart:values-cell-range-address="'Assignment 4'.F3:'Assignment 4'.F8" chart:label-cell-address="'Assignment 4'.F2:'Assignment 4'.F2" chart:class="chart:line">
            <chart:data-point chart:repeated="6"/>
          </chart:series>
          <chart:series chart:style-name="ch14" chart:values-cell-range-address="'Assignment 4'.G3:'Assignment 4'.G8" chart:label-cell-address="'Assignment 4'.G2:'Assignment 4'.G2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k1</text:p>
                <draw:g>
                  <svg:desc>'Assignment 4'.B2:'Assignment 4'.B2</svg:desc>
                </draw:g>
              </table:table-cell>
              <table:table-cell office:value-type="string">
                <text:p>Monk2</text:p>
                <draw:g>
                  <svg:desc>'Assignment 4'.C2:'Assignment 4'.C2</svg:desc>
                </draw:g>
              </table:table-cell>
              <table:table-cell office:value-type="string">
                <text:p>Monk3</text:p>
                <draw:g>
                  <svg:desc>'Assignment 4'.D2:'Assignment 4'.D2</svg:desc>
                </draw:g>
              </table:table-cell>
              <table:table-cell office:value-type="string">
                <text:p>Monk1 – Benchmark</text:p>
                <draw:g>
                  <svg:desc>'Assignment 4'.E2:'Assignment 4'.E2</svg:desc>
                </draw:g>
              </table:table-cell>
              <table:table-cell office:value-type="string">
                <text:p>Monk2 – Benchmark</text:p>
                <draw:g>
                  <svg:desc>'Assignment 4'.F2:'Assignment 4'.F2</svg:desc>
                </draw:g>
              </table:table-cell>
              <table:table-cell office:value-type="string">
                <text:p>Monk3 – Benchmark</text:p>
                <draw:g>
                  <svg:desc>'Assignment 4'.G2:'Assignment 4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</text:p>
                <draw:g>
                  <svg:desc>'Assignment 4'.A3:'Assignment 4'.A8</svg:desc>
                </draw:g>
              </table:table-cell>
              <table:table-cell office:value-type="float" office:value="0.7962962">
                <text:p>0.7962962</text:p>
                <draw:g>
                  <svg:desc>'Assignment 4'.B3:'Assignment 4'.B8</svg:desc>
                </draw:g>
              </table:table-cell>
              <table:table-cell office:value-type="float" office:value="0.662037">
                <text:p>0.662037</text:p>
                <draw:g>
                  <svg:desc>'Assignment 4'.C3:'Assignment 4'.C8</svg:desc>
                </draw:g>
              </table:table-cell>
              <table:table-cell office:value-type="float" office:value="0.805555">
                <text:p>0.805555</text:p>
                <draw:g>
                  <svg:desc>'Assignment 4'.D3:'Assignment 4'.D8</svg:desc>
                </draw:g>
              </table:table-cell>
              <table:table-cell office:value-type="float" office:value="0.8287037">
                <text:p>0.8287037</text:p>
                <draw:g>
                  <svg:desc>'Assignment 4'.E3:'Assignment 4'.E8</svg:desc>
                </draw:g>
              </table:table-cell>
              <table:table-cell office:value-type="float" office:value="0.6921296">
                <text:p>0.6921296</text:p>
                <draw:g>
                  <svg:desc>'Assignment 4'.F3:'Assignment 4'.F8</svg:desc>
                </draw:g>
              </table:table-cell>
              <table:table-cell office:value-type="float" office:value="0.9444444">
                <text:p>0.9444444</text:p>
                <draw:g>
                  <svg:desc>'Assignment 4'.G3:'Assignment 4'.G8</svg:desc>
                </draw:g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777777777">
                <text:p>0.777777777</text:p>
              </table:table-cell>
              <table:table-cell office:value-type="float" office:value="0.6296296">
                <text:p>0.6296296</text:p>
              </table:table-cell>
              <table:table-cell office:value-type="float" office:value="0.9027777">
                <text:p>0.9027777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921296">
                <text:p>0.6921296</text:p>
              </table:table-cell>
              <table:table-cell office:value-type="float" office:value="0.9444444">
                <text:p>0.944444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6504626">
                <text:p>0.6504626</text:p>
              </table:table-cell>
              <table:table-cell office:value-type="float" office:value="0.9537037">
                <text:p>0.9537037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921296">
                <text:p>0.6921296</text:p>
              </table:table-cell>
              <table:table-cell office:value-type="float" office:value="0.9444444">
                <text:p>0.9444444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86111111111">
                <text:p>0.86111111111</text:p>
              </table:table-cell>
              <table:table-cell office:value-type="float" office:value="0.6388888">
                <text:p>0.6388888</text:p>
              </table:table-cell>
              <table:table-cell office:value-type="float" office:value="0.9537037">
                <text:p>0.9537037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921296">
                <text:p>0.6921296</text:p>
              </table:table-cell>
              <table:table-cell office:value-type="float" office:value="0.9444444">
                <text:p>0.9444444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8518518">
                <text:p>0.8518518</text:p>
              </table:table-cell>
              <table:table-cell office:value-type="float" office:value="0.67129262">
                <text:p>0.67129262</text:p>
              </table:table-cell>
              <table:table-cell office:value-type="float" office:value="0.9583333">
                <text:p>0.9583333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921296">
                <text:p>0.6921296</text:p>
              </table:table-cell>
              <table:table-cell office:value-type="float" office:value="0.9444444">
                <text:p>0.944444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6666666">
                <text:p>0.66666666</text:p>
              </table:table-cell>
              <table:table-cell office:value-type="float" office:value="0.9259259">
                <text:p>0.9259259</text:p>
              </table:table-cell>
              <table:table-cell office:value-type="float" office:value="0.8287037">
                <text:p>0.8287037</text:p>
              </table:table-cell>
              <table:table-cell office:value-type="float" office:value="0.6921296">
                <text:p>0.6921296</text:p>
              </table:table-cell>
              <table:table-cell office:value-type="float" office:value="0.9444444">
                <text:p>0.9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